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157" officeooo:paragraph-rsid="0014e157"/>
    </style:style>
    <style:style style:name="P2" style:family="paragraph" style:parent-style-name="Standard">
      <style:text-properties officeooo:rsid="0014e157" officeooo:paragraph-rsid="0014e157"/>
    </style:style>
    <style:style style:name="P3" style:family="paragraph" style:parent-style-name="Standard">
      <style:text-properties officeooo:rsid="0014e157" officeooo:paragraph-rsid="0016adc2"/>
    </style:style>
    <style:style style:name="T1" style:family="text">
      <style:text-properties officeooo:rsid="0016adc2"/>
    </style:style>
    <style:style style:name="T2" style:family="text">
      <style:text-properties officeooo:rsid="00179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Hopenet Algorithm</text:p>
      <text:p text:style-name="P1"/>
      <text:p text:style-name="P1">(hope_env) iit-k@iitk:~/Hopenet/deep-head-pose$ python3 code/test_on_video_dockerface.py --snapshot ./code/hopenet_robust_alpha1.pkl --video ./Input/Driver_Input.mp4 --bboxes ./Input/annotations.txt --output_string new_output --n_frames 154 --fps 30 </text:p>
      <text:p text:style-name="P1"/>
      <text:p text:style-name="P3">python3 code/test_on_video_dockerface.py --snapshot ./code/hopenet_robust_alpha1.pkl --video ./Input/<text:span text:style-name="T1">Pankaj</text:span>.mp4 --bboxes ./Input/<text:span text:style-name="T1">Pankaj</text:span>.txt --output<text:span text:style-name="T2">1</text:span>_string <text:span text:style-name="T1">Pankaj</text:span>_output --n_frames <text:span text:style-name="T1">273</text:span> --fps 30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20:01:50.212917872</meta:creation-date>
    <dc:date>2023-04-17T18:50:46.836044291</dc:date>
    <meta:editing-duration>PT2H32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4" meta:character-count="523" meta:non-whitespace-character-count="431"/>
  </office:meta>
</office:document-meta>
</file>